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date" office:date-value="2024-12-06" calcext:value-type="date">
            <text:p>06.12.2024</text:p>
          </table:table-cell>
          <table:table-cell office:value-type="string" calcext:value-type="string">
            <text:p>Papier</text:p>
          </table:table-cell>
          <table:table-cell/>
          <table:table-cell table:formula="of:=CONCATENATE(&quot;INSERT INTO waste_collection(waste_type, collection_date) VALUES ('&quot;;[.B1];&quot;', '&quot;;TEXT([.A1]; &quot;yyyy-mm-dd&quot;);&quot;');&quot;)" office:value-type="string" office:string-value="INSERT INTO waste_collection(waste_type, collection_date) VALUES ('Papier', '2024-12-06');" calcext:value-type="string">
            <text:p>INSERT INTO waste_collection(waste_type, collection_date) VALUES ('Papier', '2024-12-06');</text:p>
          </table:table-cell>
        </table:table-row>
        <table:table-row table:style-name="ro1">
          <table:table-cell office:value-type="date" office:date-value="2024-12-11" calcext:value-type="date">
            <text:p>11.12.2024</text:p>
          </table:table-cell>
          <table:table-cell office:value-type="string" calcext:value-type="string">
            <text:p>Plast</text:p>
          </table:table-cell>
          <table:table-cell/>
          <table:table-cell table:formula="of:=CONCATENATE(&quot;INSERT INTO waste_collection(waste_type, collection_date) VALUES ('&quot;;[.B2];&quot;', '&quot;;TEXT([.A2]; &quot;yyyy-mm-dd&quot;);&quot;');&quot;)" office:value-type="string" office:string-value="INSERT INTO waste_collection(waste_type, collection_date) VALUES ('Plast', '2024-12-11');" calcext:value-type="string">
            <text:p>INSERT INTO waste_collection(waste_type, collection_date) VALUES ('Plast', '2024-12-11'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date" office:date-value="2024-11-25" calcext:value-type="date">
            <text:p>25.11.2024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4];&quot;', '&quot;;TEXT([.A4]; &quot;yyyy-mm-dd&quot;);&quot;');&quot;)" office:value-type="string" office:string-value="INSERT INTO waste_collection(waste_type, collection_date) VALUES ('Komunálny odpad', '2024-11-25');" calcext:value-type="string">
            <text:p>INSERT INTO waste_collection(waste_type, collection_date) VALUES ('Komunálny odpad', '2024-11-25');</text:p>
          </table:table-cell>
        </table:table-row>
        <table:table-row table:style-name="ro1">
          <table:table-cell table:formula="of:=[.A4]+14" office:value-type="date" office:date-value="2024-12-09" calcext:value-type="date">
            <text:p>09.12.2024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5];&quot;', '&quot;;TEXT([.A5]; &quot;yyyy-mm-dd&quot;);&quot;');&quot;)" office:value-type="string" office:string-value="INSERT INTO waste_collection(waste_type, collection_date) VALUES ('Komunálny odpad', '2024-12-09');" calcext:value-type="string">
            <text:p>INSERT INTO waste_collection(waste_type, collection_date) VALUES ('Komunálny odpad', '2024-12-09');</text:p>
          </table:table-cell>
        </table:table-row>
        <table:table-row table:style-name="ro1">
          <table:table-cell table:formula="of:=[.A5]+14" office:value-type="date" office:date-value="2024-12-23" calcext:value-type="date">
            <text:p>23.12.2024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6];&quot;', '&quot;;TEXT([.A6]; &quot;yyyy-mm-dd&quot;);&quot;');&quot;)" office:value-type="string" office:string-value="INSERT INTO waste_collection(waste_type, collection_date) VALUES ('Komunálny odpad', '2024-12-23');" calcext:value-type="string">
            <text:p>INSERT INTO waste_collection(waste_type, collection_date) VALUES ('Komunálny odpad', '2024-12-23');</text:p>
          </table:table-cell>
        </table:table-row>
        <table:table-row table:style-name="ro1">
          <table:table-cell table:formula="of:=[.A6]+14" office:value-type="date" office:date-value="2025-01-06" calcext:value-type="date">
            <text:p>06.01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7];&quot;', '&quot;;TEXT([.A7]; &quot;yyyy-mm-dd&quot;);&quot;');&quot;)" office:value-type="string" office:string-value="INSERT INTO waste_collection(waste_type, collection_date) VALUES ('Komunálny odpad', '2025-01-06');" calcext:value-type="string">
            <text:p>INSERT INTO waste_collection(waste_type, collection_date) VALUES ('Komunálny odpad', '2025-01-06');</text:p>
          </table:table-cell>
        </table:table-row>
        <table:table-row table:style-name="ro1">
          <table:table-cell table:formula="of:=[.A7]+14" office:value-type="date" office:date-value="2025-01-20" calcext:value-type="date">
            <text:p>20.01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8];&quot;', '&quot;;TEXT([.A8]; &quot;yyyy-mm-dd&quot;);&quot;');&quot;)" office:value-type="string" office:string-value="INSERT INTO waste_collection(waste_type, collection_date) VALUES ('Komunálny odpad', '2025-01-20');" calcext:value-type="string">
            <text:p>INSERT INTO waste_collection(waste_type, collection_date) VALUES ('Komunálny odpad', '2025-01-20');</text:p>
          </table:table-cell>
        </table:table-row>
        <table:table-row table:style-name="ro1">
          <table:table-cell table:formula="of:=[.A8]+14" office:value-type="date" office:date-value="2025-02-03" calcext:value-type="date">
            <text:p>03.02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9];&quot;', '&quot;;TEXT([.A9]; &quot;yyyy-mm-dd&quot;);&quot;');&quot;)" office:value-type="string" office:string-value="INSERT INTO waste_collection(waste_type, collection_date) VALUES ('Komunálny odpad', '2025-02-03');" calcext:value-type="string">
            <text:p>INSERT INTO waste_collection(waste_type, collection_date) VALUES ('Komunálny odpad', '2025-02-03');</text:p>
          </table:table-cell>
        </table:table-row>
        <table:table-row table:style-name="ro1">
          <table:table-cell table:formula="of:=[.A9]+14" office:value-type="date" office:date-value="2025-02-17" calcext:value-type="date">
            <text:p>17.02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0];&quot;', '&quot;;TEXT([.A10]; &quot;yyyy-mm-dd&quot;);&quot;');&quot;)" office:value-type="string" office:string-value="INSERT INTO waste_collection(waste_type, collection_date) VALUES ('Komunálny odpad', '2025-02-17');" calcext:value-type="string">
            <text:p>INSERT INTO waste_collection(waste_type, collection_date) VALUES ('Komunálny odpad', '2025-02-17');</text:p>
          </table:table-cell>
        </table:table-row>
        <table:table-row table:style-name="ro1">
          <table:table-cell table:formula="of:=[.A10]+14" office:value-type="date" office:date-value="2025-03-03" calcext:value-type="date">
            <text:p>03.03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1];&quot;', '&quot;;TEXT([.A11]; &quot;yyyy-mm-dd&quot;);&quot;');&quot;)" office:value-type="string" office:string-value="INSERT INTO waste_collection(waste_type, collection_date) VALUES ('Komunálny odpad', '2025-03-03');" calcext:value-type="string">
            <text:p>INSERT INTO waste_collection(waste_type, collection_date) VALUES ('Komunálny odpad', '2025-03-03');</text:p>
          </table:table-cell>
        </table:table-row>
        <table:table-row table:style-name="ro1">
          <table:table-cell table:formula="of:=[.A11]+14" office:value-type="date" office:date-value="2025-03-17" calcext:value-type="date">
            <text:p>17.03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2];&quot;', '&quot;;TEXT([.A12]; &quot;yyyy-mm-dd&quot;);&quot;');&quot;)" office:value-type="string" office:string-value="INSERT INTO waste_collection(waste_type, collection_date) VALUES ('Komunálny odpad', '2025-03-17');" calcext:value-type="string">
            <text:p>INSERT INTO waste_collection(waste_type, collection_date) VALUES ('Komunálny odpad', '2025-03-17');</text:p>
          </table:table-cell>
        </table:table-row>
        <table:table-row table:style-name="ro1">
          <table:table-cell table:formula="of:=[.A12]+14" office:value-type="date" office:date-value="2025-03-31" calcext:value-type="date">
            <text:p>31.03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3];&quot;', '&quot;;TEXT([.A13]; &quot;yyyy-mm-dd&quot;);&quot;');&quot;)" office:value-type="string" office:string-value="INSERT INTO waste_collection(waste_type, collection_date) VALUES ('Komunálny odpad', '2025-03-31');" calcext:value-type="string">
            <text:p>INSERT INTO waste_collection(waste_type, collection_date) VALUES ('Komunálny odpad', '2025-03-31');</text:p>
          </table:table-cell>
        </table:table-row>
        <table:table-row table:style-name="ro1">
          <table:table-cell table:formula="of:=[.A13]+14" office:value-type="date" office:date-value="2025-04-14" calcext:value-type="date">
            <text:p>14.04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4];&quot;', '&quot;;TEXT([.A14]; &quot;yyyy-mm-dd&quot;);&quot;');&quot;)" office:value-type="string" office:string-value="INSERT INTO waste_collection(waste_type, collection_date) VALUES ('Komunálny odpad', '2025-04-14');" calcext:value-type="string">
            <text:p>INSERT INTO waste_collection(waste_type, collection_date) VALUES ('Komunálny odpad', '2025-04-14');</text:p>
          </table:table-cell>
        </table:table-row>
        <table:table-row table:style-name="ro1">
          <table:table-cell table:formula="of:=[.A14]+14" office:value-type="date" office:date-value="2025-04-28" calcext:value-type="date">
            <text:p>28.04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5];&quot;', '&quot;;TEXT([.A15]; &quot;yyyy-mm-dd&quot;);&quot;');&quot;)" office:value-type="string" office:string-value="INSERT INTO waste_collection(waste_type, collection_date) VALUES ('Komunálny odpad', '2025-04-28');" calcext:value-type="string">
            <text:p>INSERT INTO waste_collection(waste_type, collection_date) VALUES ('Komunálny odpad', '2025-04-28');</text:p>
          </table:table-cell>
        </table:table-row>
        <table:table-row table:style-name="ro1">
          <table:table-cell table:formula="of:=[.A15]+14" office:value-type="date" office:date-value="2025-05-12" calcext:value-type="date">
            <text:p>12.05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6];&quot;', '&quot;;TEXT([.A16]; &quot;yyyy-mm-dd&quot;);&quot;');&quot;)" office:value-type="string" office:string-value="INSERT INTO waste_collection(waste_type, collection_date) VALUES ('Komunálny odpad', '2025-05-12');" calcext:value-type="string">
            <text:p>INSERT INTO waste_collection(waste_type, collection_date) VALUES ('Komunálny odpad', '2025-05-12');</text:p>
          </table:table-cell>
        </table:table-row>
        <table:table-row table:style-name="ro1">
          <table:table-cell table:formula="of:=[.A16]+14" office:value-type="date" office:date-value="2025-05-26" calcext:value-type="date">
            <text:p>26.05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7];&quot;', '&quot;;TEXT([.A17]; &quot;yyyy-mm-dd&quot;);&quot;');&quot;)" office:value-type="string" office:string-value="INSERT INTO waste_collection(waste_type, collection_date) VALUES ('Komunálny odpad', '2025-05-26');" calcext:value-type="string">
            <text:p>INSERT INTO waste_collection(waste_type, collection_date) VALUES ('Komunálny odpad', '2025-05-26');</text:p>
          </table:table-cell>
        </table:table-row>
        <table:table-row table:style-name="ro1">
          <table:table-cell table:formula="of:=[.A17]+14" office:value-type="date" office:date-value="2025-06-09" calcext:value-type="date">
            <text:p>09.06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8];&quot;', '&quot;;TEXT([.A18]; &quot;yyyy-mm-dd&quot;);&quot;');&quot;)" office:value-type="string" office:string-value="INSERT INTO waste_collection(waste_type, collection_date) VALUES ('Komunálny odpad', '2025-06-09');" calcext:value-type="string">
            <text:p>INSERT INTO waste_collection(waste_type, collection_date) VALUES ('Komunálny odpad', '2025-06-09');</text:p>
          </table:table-cell>
        </table:table-row>
        <table:table-row table:style-name="ro1">
          <table:table-cell table:formula="of:=[.A18]+14" office:value-type="date" office:date-value="2025-06-23" calcext:value-type="date">
            <text:p>23.06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19];&quot;', '&quot;;TEXT([.A19]; &quot;yyyy-mm-dd&quot;);&quot;');&quot;)" office:value-type="string" office:string-value="INSERT INTO waste_collection(waste_type, collection_date) VALUES ('Komunálny odpad', '2025-06-23');" calcext:value-type="string">
            <text:p>INSERT INTO waste_collection(waste_type, collection_date) VALUES ('Komunálny odpad', '2025-06-23');</text:p>
          </table:table-cell>
        </table:table-row>
        <table:table-row table:style-name="ro1">
          <table:table-cell table:formula="of:=[.A19]+14" office:value-type="date" office:date-value="2025-07-07" calcext:value-type="date">
            <text:p>07.07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0];&quot;', '&quot;;TEXT([.A20]; &quot;yyyy-mm-dd&quot;);&quot;');&quot;)" office:value-type="string" office:string-value="INSERT INTO waste_collection(waste_type, collection_date) VALUES ('Komunálny odpad', '2025-07-07');" calcext:value-type="string">
            <text:p>INSERT INTO waste_collection(waste_type, collection_date) VALUES ('Komunálny odpad', '2025-07-07');</text:p>
          </table:table-cell>
        </table:table-row>
        <table:table-row table:style-name="ro1">
          <table:table-cell table:formula="of:=[.A20]+14" office:value-type="date" office:date-value="2025-07-21" calcext:value-type="date">
            <text:p>21.07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1];&quot;', '&quot;;TEXT([.A21]; &quot;yyyy-mm-dd&quot;);&quot;');&quot;)" office:value-type="string" office:string-value="INSERT INTO waste_collection(waste_type, collection_date) VALUES ('Komunálny odpad', '2025-07-21');" calcext:value-type="string">
            <text:p>INSERT INTO waste_collection(waste_type, collection_date) VALUES ('Komunálny odpad', '2025-07-21');</text:p>
          </table:table-cell>
        </table:table-row>
        <table:table-row table:style-name="ro1">
          <table:table-cell table:formula="of:=[.A21]+14" office:value-type="date" office:date-value="2025-08-04" calcext:value-type="date">
            <text:p>04.08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2];&quot;', '&quot;;TEXT([.A22]; &quot;yyyy-mm-dd&quot;);&quot;');&quot;)" office:value-type="string" office:string-value="INSERT INTO waste_collection(waste_type, collection_date) VALUES ('Komunálny odpad', '2025-08-04');" calcext:value-type="string">
            <text:p>INSERT INTO waste_collection(waste_type, collection_date) VALUES ('Komunálny odpad', '2025-08-04');</text:p>
          </table:table-cell>
        </table:table-row>
        <table:table-row table:style-name="ro1">
          <table:table-cell table:formula="of:=[.A22]+14" office:value-type="date" office:date-value="2025-08-18" calcext:value-type="date">
            <text:p>18.08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3];&quot;', '&quot;;TEXT([.A23]; &quot;yyyy-mm-dd&quot;);&quot;');&quot;)" office:value-type="string" office:string-value="INSERT INTO waste_collection(waste_type, collection_date) VALUES ('Komunálny odpad', '2025-08-18');" calcext:value-type="string">
            <text:p>INSERT INTO waste_collection(waste_type, collection_date) VALUES ('Komunálny odpad', '2025-08-18');</text:p>
          </table:table-cell>
        </table:table-row>
        <table:table-row table:style-name="ro1">
          <table:table-cell table:formula="of:=[.A23]+14" office:value-type="date" office:date-value="2025-09-01" calcext:value-type="date">
            <text:p>01.09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4];&quot;', '&quot;;TEXT([.A24]; &quot;yyyy-mm-dd&quot;);&quot;');&quot;)" office:value-type="string" office:string-value="INSERT INTO waste_collection(waste_type, collection_date) VALUES ('Komunálny odpad', '2025-09-01');" calcext:value-type="string">
            <text:p>INSERT INTO waste_collection(waste_type, collection_date) VALUES ('Komunálny odpad', '2025-09-01');</text:p>
          </table:table-cell>
        </table:table-row>
        <table:table-row table:style-name="ro1">
          <table:table-cell table:formula="of:=[.A24]+14" office:value-type="date" office:date-value="2025-09-15" calcext:value-type="date">
            <text:p>15.09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5];&quot;', '&quot;;TEXT([.A25]; &quot;yyyy-mm-dd&quot;);&quot;');&quot;)" office:value-type="string" office:string-value="INSERT INTO waste_collection(waste_type, collection_date) VALUES ('Komunálny odpad', '2025-09-15');" calcext:value-type="string">
            <text:p>INSERT INTO waste_collection(waste_type, collection_date) VALUES ('Komunálny odpad', '2025-09-15');</text:p>
          </table:table-cell>
        </table:table-row>
        <table:table-row table:style-name="ro1">
          <table:table-cell table:formula="of:=[.A25]+14" office:value-type="date" office:date-value="2025-09-29" calcext:value-type="date">
            <text:p>29.09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6];&quot;', '&quot;;TEXT([.A26]; &quot;yyyy-mm-dd&quot;);&quot;');&quot;)" office:value-type="string" office:string-value="INSERT INTO waste_collection(waste_type, collection_date) VALUES ('Komunálny odpad', '2025-09-29');" calcext:value-type="string">
            <text:p>INSERT INTO waste_collection(waste_type, collection_date) VALUES ('Komunálny odpad', '2025-09-29');</text:p>
          </table:table-cell>
        </table:table-row>
        <table:table-row table:style-name="ro1">
          <table:table-cell table:formula="of:=[.A26]+14" office:value-type="date" office:date-value="2025-10-13" calcext:value-type="date">
            <text:p>13.10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7];&quot;', '&quot;;TEXT([.A27]; &quot;yyyy-mm-dd&quot;);&quot;');&quot;)" office:value-type="string" office:string-value="INSERT INTO waste_collection(waste_type, collection_date) VALUES ('Komunálny odpad', '2025-10-13');" calcext:value-type="string">
            <text:p>INSERT INTO waste_collection(waste_type, collection_date) VALUES ('Komunálny odpad', '2025-10-13');</text:p>
          </table:table-cell>
        </table:table-row>
        <table:table-row table:style-name="ro1">
          <table:table-cell table:formula="of:=[.A27]+14" office:value-type="date" office:date-value="2025-10-27" calcext:value-type="date">
            <text:p>27.10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8];&quot;', '&quot;;TEXT([.A28]; &quot;yyyy-mm-dd&quot;);&quot;');&quot;)" office:value-type="string" office:string-value="INSERT INTO waste_collection(waste_type, collection_date) VALUES ('Komunálny odpad', '2025-10-27');" calcext:value-type="string">
            <text:p>INSERT INTO waste_collection(waste_type, collection_date) VALUES ('Komunálny odpad', '2025-10-27');</text:p>
          </table:table-cell>
        </table:table-row>
        <table:table-row table:style-name="ro1">
          <table:table-cell table:formula="of:=[.A28]+14" office:value-type="date" office:date-value="2025-11-10" calcext:value-type="date">
            <text:p>10.11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29];&quot;', '&quot;;TEXT([.A29]; &quot;yyyy-mm-dd&quot;);&quot;');&quot;)" office:value-type="string" office:string-value="INSERT INTO waste_collection(waste_type, collection_date) VALUES ('Komunálny odpad', '2025-11-10');" calcext:value-type="string">
            <text:p>INSERT INTO waste_collection(waste_type, collection_date) VALUES ('Komunálny odpad', '2025-11-10');</text:p>
          </table:table-cell>
        </table:table-row>
        <table:table-row table:style-name="ro1">
          <table:table-cell table:formula="of:=[.A29]+14" office:value-type="date" office:date-value="2025-11-24" calcext:value-type="date">
            <text:p>24.11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30];&quot;', '&quot;;TEXT([.A30]; &quot;yyyy-mm-dd&quot;);&quot;');&quot;)" office:value-type="string" office:string-value="INSERT INTO waste_collection(waste_type, collection_date) VALUES ('Komunálny odpad', '2025-11-24');" calcext:value-type="string">
            <text:p>INSERT INTO waste_collection(waste_type, collection_date) VALUES ('Komunálny odpad', '2025-11-24');</text:p>
          </table:table-cell>
        </table:table-row>
        <table:table-row table:style-name="ro1">
          <table:table-cell table:formula="of:=[.A30]+14" office:value-type="date" office:date-value="2025-12-08" calcext:value-type="date">
            <text:p>08.12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31];&quot;', '&quot;;TEXT([.A31]; &quot;yyyy-mm-dd&quot;);&quot;');&quot;)" office:value-type="string" office:string-value="INSERT INTO waste_collection(waste_type, collection_date) VALUES ('Komunálny odpad', '2025-12-08');" calcext:value-type="string">
            <text:p>INSERT INTO waste_collection(waste_type, collection_date) VALUES ('Komunálny odpad', '2025-12-08');</text:p>
          </table:table-cell>
        </table:table-row>
        <table:table-row table:style-name="ro1">
          <table:table-cell table:formula="of:=[.A31]+14" office:value-type="date" office:date-value="2025-12-22" calcext:value-type="date">
            <text:p>22.12.2025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32];&quot;', '&quot;;TEXT([.A32]; &quot;yyyy-mm-dd&quot;);&quot;');&quot;)" office:value-type="string" office:string-value="INSERT INTO waste_collection(waste_type, collection_date) VALUES ('Komunálny odpad', '2025-12-22');" calcext:value-type="string">
            <text:p>INSERT INTO waste_collection(waste_type, collection_date) VALUES ('Komunálny odpad', '2025-12-22');</text:p>
          </table:table-cell>
        </table:table-row>
        <table:table-row table:style-name="ro1">
          <table:table-cell table:formula="of:=[.A32]+14" office:value-type="date" office:date-value="2026-01-05" calcext:value-type="date">
            <text:p>05.01.2026</text:p>
          </table:table-cell>
          <table:table-cell table:style-name="ce2" office:value-type="string" calcext:value-type="string">
            <text:p>Komunálny odpad</text:p>
          </table:table-cell>
          <table:table-cell/>
          <table:table-cell table:formula="of:=CONCATENATE(&quot;INSERT INTO waste_collection(waste_type, collection_date) VALUES ('&quot;;[.B33];&quot;', '&quot;;TEXT([.A33]; &quot;yyyy-mm-dd&quot;);&quot;');&quot;)" office:value-type="string" office:string-value="INSERT INTO waste_collection(waste_type, collection_date) VALUES ('Komunálny odpad', '2026-01-05');" calcext:value-type="string">
            <text:p>INSERT INTO waste_collection(waste_type, collection_date) VALUES ('Komunálny odpad', '2026-01-05');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.00.0000</text:date>, <text:time style:data-style-name="N2" text:time-value="21:01:43.599000000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21:19:47.223000000</meta:creation-date>
    <dc:date>2024-11-19T22:09:42.481000000</dc:date>
    <meta:editing-duration>P13DT21H53M20S</meta:editing-duration>
    <meta:editing-cycles>3</meta:editing-cycles>
    <meta:generator>LibreOffice/24.2.4.2$Windows_X86_64 LibreOffice_project/51a6219feb6075d9a4c46691dcfe0cd9c4fff3c2</meta:generator>
    <meta:document-statistic meta:table-count="1" meta:cell-count="96" meta:object-count="0"/>
  </office:meta>
</office:document-meta>
</file>